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2.97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40.68mm"/>
    </style:style>
    <style:style style:name="co6" style:family="table-column">
      <style:table-column-properties fo:break-before="auto" style:column-width="51.84mm"/>
    </style:style>
    <style:style style:name="co7" style:family="table-column">
      <style:table-column-properties fo:break-before="auto" style:column-width="4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rror_log_northsa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</table:table-row>
        <table:table-row table:style-name="ro1">
          <table:table-cell office:value-type="string" calcext:value-type="string">
            <text:p>0014712.jpg</text:p>
          </table:table-cell>
          <table:table-cell office:value-type="string" calcext:value-type="string">
            <text:p>0014713.jpg</text:p>
          </table:table-cell>
          <table:table-cell office:value-type="float" office:value="1.63817963259795" calcext:value-type="float">
            <text:p>1.6381796326</text:p>
          </table:table-cell>
          <table:table-cell office:value-type="float" office:value="7.27226236043971" calcext:value-type="float">
            <text:p>7.2722623604</text:p>
          </table:table-cell>
          <table:table-cell office:value-type="float" office:value="33.7939832978776" calcext:value-type="float">
            <text:p>33.7939832979</text:p>
          </table:table-cell>
          <table:table-cell office:value-type="float" office:value="-84.4077985386482" calcext:value-type="float">
            <text:p>-84.4077985386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13.jpg</text:p>
          </table:table-cell>
          <table:table-cell office:value-type="string" calcext:value-type="string">
            <text:p>0014714.jpg</text:p>
          </table:table-cell>
          <table:table-cell office:value-type="float" office:value="2.09694870013406" calcext:value-type="float">
            <text:p>2.0969487001</text:p>
          </table:table-cell>
          <table:table-cell office:value-type="float" office:value="8.88273637654761" calcext:value-type="float">
            <text:p>8.8827363765</text:p>
          </table:table-cell>
          <table:table-cell office:value-type="float" office:value="33.7939727316532" calcext:value-type="float">
            <text:p>33.7939727317</text:p>
          </table:table-cell>
          <table:table-cell office:value-type="float" office:value="-84.4078039971216" calcext:value-type="float">
            <text:p>-84.4078039971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14.jpg</text:p>
          </table:table-cell>
          <table:table-cell office:value-type="string" calcext:value-type="string">
            <text:p>0014715.jpg</text:p>
          </table:table-cell>
          <table:table-cell office:value-type="float" office:value="2.01034705777488" calcext:value-type="float">
            <text:p>2.0103470578</text:p>
          </table:table-cell>
          <table:table-cell office:value-type="float" office:value="8.0886707467287" calcext:value-type="float">
            <text:p>8.0886707467</text:p>
          </table:table-cell>
          <table:table-cell office:value-type="float" office:value="33.7939837165072" calcext:value-type="float">
            <text:p>33.7939837165</text:p>
          </table:table-cell>
          <table:table-cell office:value-type="float" office:value="-84.4078029167726" calcext:value-type="float">
            <text:p>-84.4078029168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15.jpg</text:p>
          </table:table-cell>
          <table:table-cell office:value-type="string" calcext:value-type="string">
            <text:p>0014716.jpg</text:p>
          </table:table-cell>
          <table:table-cell office:value-type="float" office:value="1.8650972057257" calcext:value-type="float">
            <text:p>1.8650972057</text:p>
          </table:table-cell>
          <table:table-cell office:value-type="float" office:value="7.07814599950477" calcext:value-type="float">
            <text:p>7.0781459995</text:p>
          </table:table-cell>
          <table:table-cell office:value-type="float" office:value="33.7939966283436" calcext:value-type="float">
            <text:p>33.7939966283</text:p>
          </table:table-cell>
          <table:table-cell office:value-type="float" office:value="-84.4078011446957" calcext:value-type="float">
            <text:p>-84.4078011447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16.jpg</text:p>
          </table:table-cell>
          <table:table-cell office:value-type="string" calcext:value-type="string">
            <text:p>0014717.jpg</text:p>
          </table:table-cell>
          <table:table-cell office:value-type="float" office:value="2.09517184581879" calcext:value-type="float">
            <text:p>2.0951718458</text:p>
          </table:table-cell>
          <table:table-cell office:value-type="float" office:value="7.52405826182063" calcext:value-type="float">
            <text:p>7.5240582618</text:p>
          </table:table-cell>
          <table:table-cell office:value-type="float" office:value="33.7939965128909" calcext:value-type="float">
            <text:p>33.7939965129</text:p>
          </table:table-cell>
          <table:table-cell office:value-type="float" office:value="-84.4078038287358" calcext:value-type="float">
            <text:p>-84.4078038287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17.jpg</text:p>
          </table:table-cell>
          <table:table-cell office:value-type="string" calcext:value-type="string">
            <text:p>0014718.jpg</text:p>
          </table:table-cell>
          <table:table-cell office:value-type="float" office:value="1.64748772508745" calcext:value-type="float">
            <text:p>1.6474877251</text:p>
          </table:table-cell>
          <table:table-cell office:value-type="float" office:value="5.49025217755695" calcext:value-type="float">
            <text:p>5.4902521776</text:p>
          </table:table-cell>
          <table:table-cell office:value-type="float" office:value="33.7940185758369" calcext:value-type="float">
            <text:p>33.7940185758</text:p>
          </table:table-cell>
          <table:table-cell office:value-type="float" office:value="-84.4077985148482" calcext:value-type="float">
            <text:p>-84.4077985148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18.jpg</text:p>
          </table:table-cell>
          <table:table-cell office:value-type="string" calcext:value-type="string">
            <text:p>0014719.jpg</text:p>
          </table:table-cell>
          <table:table-cell office:value-type="float" office:value="2.23180407543358" calcext:value-type="float">
            <text:p>2.2318040754</text:p>
          </table:table-cell>
          <table:table-cell office:value-type="float" office:value="7.01026765152912" calcext:value-type="float">
            <text:p>7.0102676515</text:p>
          </table:table-cell>
          <table:table-cell office:value-type="float" office:value="33.7940088631257" calcext:value-type="float">
            <text:p>33.7940088631</text:p>
          </table:table-cell>
          <table:table-cell office:value-type="float" office:value="-84.4078053035928" calcext:value-type="float">
            <text:p>-84.4078053036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19.jpg</text:p>
          </table:table-cell>
          <table:table-cell office:value-type="string" calcext:value-type="string">
            <text:p>0014720.jpg</text:p>
          </table:table-cell>
          <table:table-cell office:value-type="float" office:value="1.9272653734729" calcext:value-type="float">
            <text:p>1.9272653735</text:p>
          </table:table-cell>
          <table:table-cell office:value-type="float" office:value="5.62757912386357" calcext:value-type="float">
            <text:p>5.6275791239</text:p>
          </table:table-cell>
          <table:table-cell office:value-type="float" office:value="33.7940250920039" calcext:value-type="float">
            <text:p>33.794025092</text:p>
          </table:table-cell>
          <table:table-cell office:value-type="float" office:value="-84.4078017114063" calcext:value-type="float">
            <text:p>-84.4078017114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20.jpg</text:p>
          </table:table-cell>
          <table:table-cell office:value-type="string" calcext:value-type="string">
            <text:p>0014721.jpg</text:p>
          </table:table-cell>
          <table:table-cell office:value-type="float" office:value="1.81600172530455" calcext:value-type="float">
            <text:p>1.8160017253</text:p>
          </table:table-cell>
          <table:table-cell office:value-type="float" office:value="4.87658221085089" calcext:value-type="float">
            <text:p>4.8765822109</text:p>
          </table:table-cell>
          <table:table-cell office:value-type="float" office:value="33.7940356732147" calcext:value-type="float">
            <text:p>33.7940356732</text:p>
          </table:table-cell>
          <table:table-cell office:value-type="float" office:value="-84.4078003766182" calcext:value-type="float">
            <text:p>-84.4078003766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21.jpg</text:p>
          </table:table-cell>
          <table:table-cell office:value-type="string" calcext:value-type="string">
            <text:p>0014722.jpg</text:p>
          </table:table-cell>
          <table:table-cell office:value-type="float" office:value="2.16805798575133" calcext:value-type="float">
            <text:p>2.1680579858</text:p>
          </table:table-cell>
          <table:table-cell office:value-type="float" office:value="5.40009089483834" calcext:value-type="float">
            <text:p>5.4000908948</text:p>
          </table:table-cell>
          <table:table-cell office:value-type="float" office:value="33.7940348362971" calcext:value-type="float">
            <text:p>33.7940348363</text:p>
          </table:table-cell>
          <table:table-cell office:value-type="float" office:value="-84.4078041581176" calcext:value-type="float">
            <text:p>-84.4078041581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22.jpg</text:p>
          </table:table-cell>
          <table:table-cell office:value-type="string" calcext:value-type="string">
            <text:p>0014723.jpg</text:p>
          </table:table-cell>
          <table:table-cell office:value-type="float" office:value="1.79690379913711" calcext:value-type="float">
            <text:p>1.7969037991</text:p>
          </table:table-cell>
          <table:table-cell office:value-type="float" office:value="4.05578500447929" calcext:value-type="float">
            <text:p>4.0557850045</text:p>
          </table:table-cell>
          <table:table-cell office:value-type="float" office:value="33.7940506442349" calcext:value-type="float">
            <text:p>33.7940506442</text:p>
          </table:table-cell>
          <table:table-cell office:value-type="float" office:value="-84.4077995774741" calcext:value-type="float">
            <text:p>-84.4077995775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  <table:table-row table:style-name="ro1">
          <table:table-cell office:value-type="string" calcext:value-type="string">
            <text:p>0014723.jpg</text:p>
          </table:table-cell>
          <table:table-cell office:value-type="string" calcext:value-type="string">
            <text:p>0014724.jpg</text:p>
          </table:table-cell>
          <table:table-cell office:value-type="float" office:value="2.13546377854867" calcext:value-type="float">
            <text:p>2.1354637785</text:p>
          </table:table-cell>
          <table:table-cell office:value-type="float" office:value="4.39902742532388" calcext:value-type="float">
            <text:p>4.3990274253</text:p>
          </table:table-cell>
          <table:table-cell office:value-type="float" office:value="33.7940514184477" calcext:value-type="float">
            <text:p>33.7940514184</text:p>
          </table:table-cell>
          <table:table-cell office:value-type="float" office:value="-84.4078031243413" calcext:value-type="float">
            <text:p>-84.4078031243</text:p>
          </table:table-cell>
          <table:table-cell office:value-type="float" office:value="33.79415" calcext:value-type="float">
            <text:p>33.79415</text:p>
          </table:table-cell>
          <table:table-cell office:value-type="float" office:value="-84.407776" calcext:value-type="float">
            <text:p>-84.407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01:06:51.140668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01:10:50.555693537</dc:date>
    <meta:editing-duration>PT17M7S</meta:editing-duration>
    <meta:editing-cycles>3</meta:editing-cycles>
    <meta:generator>LibreOffice/5.1.6.2$Linux_X86_64 LibreOffice_project/10m0$Build-2</meta:generator>
    <meta:document-statistic meta:table-count="1" meta:cell-count="104" meta:object-count="0"/>
  </office:meta>
</office:document-meta>
</file>